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k</text:p>
      <text:p text:style-name="Text_20_body"/>
      <text:p text:style-name="Text_20_body"/>
      <text:p text:style-name="Text_20_body"/>
      <text:p text:style-name="Text_20_body"><text:a xlink:type="simple" xlink:href="https://medium.com/however-mathematics/the-things-that-mathematics-cannot-explain-a9e5ab3ae96a" text:style-name="Internet_20_link" text:visited-style-name="Visited_20_Internet_20_Link">https://medium.com/however-mathematics/the-things-that-mathematics-cannot-explain-a9e5ab3ae96a</text:a></text:p>
      <text:p text:style-name="Text_20_body"/>
      <text:p text:style-name="Text_20_body">https://sites.google.com/site/fisicageneralcopaso/d-caida-lib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4:10:49.560565413</meta:creation-date>
    <dc:date>2019-09-10T14:14:32.786502516</dc:date>
    <meta:editing-duration>PT55S</meta:editing-duration>
    <meta:editing-cycles>2</meta:editing-cycles>
    <meta:generator>LibreOffice/6.2.7.1$MacOSX_X86_64 LibreOffice_project/23edc44b61b830b7d749943e020e96f5a7df63bf</meta:generator>
    <meta:document-statistic meta:table-count="0" meta:image-count="0" meta:object-count="0" meta:page-count="1" meta:paragraph-count="3" meta:word-count="3" meta:character-count="161" meta:non-whitespace-character-count="161"/>
  </office:meta>
</office:document-meta>
</file>